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nuRadioExtensionHandler.getSubCompon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nuRadioExtensionHandler.getSubRenderer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nuRadioExtensionHandler.MenuRadioExtensionHandler( ComponentConfig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